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5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Not Only the Lonely</text:h>
      <text:p text:style-name="P11">Unfortunately, there are heroes who were lost to depression. In the 60's, Marilyn Monroe. In the 90's, Kurt Cobain. This decade had Robin Williams and Anthony Bourdain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those noodles supreme,</text:p>
      <text:p text:style-name="P10">After traveling he had fulfilled his life's dinner dream.</text:p>
      <text:p text:style-name="P10"/>
      <text:p text:style-name="P10">But his mind was in trouble, depressively pained,</text:p>
      <text:p text:style-name="P10">Each time he tipped his glass, his senses drained,</text:p>
      <text:p text:style-name="P10">His thoughts were a tangled forest, the light grew dim,</text:p>
      <text:p text:style-name="P10">Lost in the woods, he feared Brothers Grim.</text:p>
      <text:p text:style-name="P10">Forlorn, how his emotions were like a bell,</text:p>
      <text:p text:style-name="P10">Tolling him back to his soul's dark well,</text:p>
      <text:p text:style-name="P10">Back to his fears, darker than I've ever known,</text:p>
      <text:p text:style-name="P10">Causing him to shake, when he stood alone.</text:p>
      <text:p text:style-name="P10">Darkling he whispered to the Reaper in rhyme,</text:p>
      <text:p text:style-name="P10">Calling the Specter's name too many a time;</text:p>
      <text:p text:style-name="P10">He was half in love with easeful Death,</text:p>
      <text:p text:style-name="P10">To take into the air, with his last breath,</text:p>
      <text:p text:style-name="P10">And in a moment of delusion, he ended his pain!</text:p>
      <text:p text:style-name="P10">We only heard silence as his soul screamed in vain.</text:p>
      <text:p text:style-name="P10"/>
      <text:p text:style-name="P10"/>
      <text:p text:style-name="P10"/>
      <text:p text:style-name="P10"><text:soft-page-break/>Wishing our friend around as I drift and roam,</text:p>
      <text:p text:style-name="P10">Down country roads where I'm far from home,</text:p>
      <text:p text:style-name="P10">I pine for more shows beyond tomorrow,</text:p>
      <text:p text:style-name="P9">Aware of lost seasons, full of sorrow.</text:p>
      <text:p text:style-name="P10">Sad are we, whom he had at one time cherished,</text:p>
      <text:p text:style-name="P10">We feel dazed and confused that our guide has perished.</text:p>
      <text:p text:style-name="P10">Thankfully there's Anthony's videos and books,</text:p>
      <text:p text:style-name="P10">And places he's been listed in my notebooks,</text:p>
      <text:p text:style-name="P10">Which helps me plan trips on this travel day,</text:p>
      <text:p text:style-name="P9">As our friend is with rock stars on heaven's stairway.</text:p>
      <text:p text:style-name="P12">Spring and hope will return each revolving year,</text:p>
      <text:p text:style-name="P13">Flight, hotels, and restaurant specials reappear.</text:p>
      <text:p text:style-name="P10">His bright eyes and laughter, we'll remember anew,</text:p>
      <text:p text:style-name="P9">Happier are we, for his happiness we knew.</text:p>
      <text:h text:style-name="Heading_20_4" text:outline-level="4">About</text:h>
      <text:p text:style-name="P8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5T12:14:48</dc:date>
    <meta:editing-cycles>2769</meta:editing-cycles>
    <meta:editing-duration>P149DT10H10M9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90" meta:character-count="2759"/>
  </office:meta>
</office:document-meta>
</file>